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61in"/>
    </style:style>
    <style:style style:name="co2" style:family="table-column">
      <style:table-column-properties fo:break-before="auto" style:column-width="0.7917in"/>
    </style:style>
    <style:style style:name="co3" style:family="table-column">
      <style:table-column-properties fo:break-before="auto" style:column-width="0.816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189in"/>
    </style:style>
    <style:style style:name="co6" style:family="table-column">
      <style:table-column-properties fo:break-before="auto" style:column-width="0.4591in"/>
    </style:style>
    <style:style style:name="co7" style:family="table-column">
      <style:table-column-properties fo:break-before="auto" style:column-width="0.4516in"/>
    </style:style>
    <style:style style:name="co8" style:family="table-column">
      <style:table-column-properties fo:break-before="auto" style:column-width="1.2783in"/>
    </style:style>
    <style:style style:name="co9" style:family="table-column">
      <style:table-column-properties fo:break-before="auto" style:column-width="0.4134in"/>
    </style:style>
    <style:style style:name="co10" style:family="table-column">
      <style:table-column-properties fo:break-before="auto" style:column-width="1.6307in"/>
    </style:style>
    <style:style style:name="co11" style:family="table-column">
      <style:table-column-properties fo:break-before="auto" style:column-width="0.4362in"/>
    </style:style>
    <style:style style:name="co12" style:family="table-column">
      <style:table-column-properties fo:break-before="auto" style:column-width="2.1283in"/>
    </style:style>
    <style:style style:name="co13" style:family="table-column">
      <style:table-column-properties fo:break-before="auto" style:column-width="0.4035in"/>
    </style:style>
    <style:style style:name="co14" style:family="table-column">
      <style:table-column-properties fo:break-before="auto" style:column-width="2.4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09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4882in" fo:break-before="auto" style:use-optimal-row-height="true"/>
    </style:style>
    <style:style style:name="ro5" style:family="table-row">
      <style:table-row-properties style:row-height="0.3283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800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  <style:text-properties fo:color="#999999"/>
    </style:style>
    <style:style style:name="ce7" style:family="table-cell" style:parent-style-name="Default">
      <style:table-cell-properties fo:background-color="#ffd7d7" style:vertical-align="top"/>
      <style:text-properties fo:color="#ffa6a6"/>
    </style:style>
    <style:style style:name="ce4" style:family="table-cell" style:parent-style-name="Default">
      <style:table-cell-properties style:vertical-align="top"/>
    </style:style>
    <style:style style:name="ce6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fo:wrap-option="wrap" style:vertical-align="top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ffd7d7" style:vertical-align="top"/>
      <style:text-properties fo:color="#ff0000"/>
    </style:style>
    <style:style style:name="ce18" style:family="table-cell" style:parent-style-name="Default">
      <style:table-cell-properties fo:wrap-option="wrap" style:vertical-align="top"/>
      <style:text-properties fo:color="#2a6099"/>
    </style:style>
    <style:style style:name="ce12" style:family="table-cell" style:parent-style-name="Default">
      <style:table-cell-properties fo:wrap-option="wrap" style:vertical-align="top"/>
      <style:text-properties fo:color="#ff0000"/>
    </style:style>
    <style:style style:name="ce13" style:family="table-cell" style:parent-style-name="Default">
      <style:table-cell-properties fo:background-color="#ff6d6d" fo:wrap-option="wrap" style:vertical-align="top"/>
    </style:style>
    <style:style style:name="ce14" style:family="table-cell" style:parent-style-name="Default">
      <style:table-cell-properties fo:background-color="#ff6d6d" style:vertical-align="top"/>
    </style:style>
    <style:style style:name="ce15" style:family="table-cell" style:parent-style-name="Default">
      <style:table-cell-properties fo:background-color="#ffd7d7" fo:wrap-option="wrap" style:vertical-align="top"/>
      <style:text-properties fo:color="#ff0000"/>
    </style:style>
    <style:style style:name="ce2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d7d7" style:vertical-align="top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0" table:default-cell-style-name="ce4"/>
        <table:table-row table:style-name="ro1">
          <table:table-cell table:style-name="ce2" office:value-type="string" calcext:value-type="string">
            <text:p>STT</text:p>
          </table:table-cell>
          <table:table-cell office:value-type="string" calcext:value-type="string" table:number-columns-spanned="3" table:number-rows-spanned="1">
            <text:p>Họ và tên</text:p>
          </table:table-cell>
          <table:covered-table-cell table:number-columns-repeated="2"/>
          <table:table-cell office:value-type="string" calcext:value-type="string">
            <text:p>Mã SV</text:p>
          </table:table-cell>
          <table:table-cell office:value-type="string" calcext:value-type="string">
            <text:p>Đề số</text:p>
          </table:table-cell>
          <table:table-cell office:value-type="string" calcext:value-type="string">
            <text:p>Điểm bài 1</text:p>
          </table:table-cell>
          <table:table-cell office:value-type="string" calcext:value-type="string">
            <text:p>Ghi chú bài 1</text:p>
          </table:table-cell>
          <table:table-cell office:value-type="string" calcext:value-type="string">
            <text:p>Điểm bài 2</text:p>
          </table:table-cell>
          <table:table-cell office:value-type="string" calcext:value-type="string">
            <text:p>Ghi chú bài 2</text:p>
          </table:table-cell>
          <table:table-cell office:value-type="string" calcext:value-type="string">
            <text:p>Điểm bài 3</text:p>
          </table:table-cell>
          <table:table-cell office:value-type="string" calcext:value-type="string">
            <text:p>Ghi chú bài 3</text:p>
          </table:table-cell>
          <table:table-cell office:value-type="string" calcext:value-type="string">
            <text:p>Điểm thưởng vấn đáp</text:p>
          </table:table-cell>
          <table:table-cell office:value-type="string" calcext:value-type="string">
            <text:p>Ghi chú thêm</text:p>
          </table:table-cell>
          <table:table-cell table:style-name="ce23" office:value-type="string" calcext:value-type="string">
            <text:p>Điểm tổng</text:p>
          </table:table-cell>
          <table:table-cell table:number-columns-repeated="100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Hồ</text:p>
          </table:table-cell>
          <table:table-cell office:value-type="string" calcext:value-type="string">
            <text:p>Hải</text:p>
          </table:table-cell>
          <table:table-cell office:value-type="string" calcext:value-type="string">
            <text:p>Phong</text:p>
          </table:table-cell>
          <table:table-cell office:value-type="float" office:value="20002149" calcext:value-type="float">
            <text:p>200021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0*2" office:value-type="float" office:value="0" calcext:value-type="float">
            <text:p>0</text:p>
          </table:table-cell>
          <table:table-cell table:style-name="ce13" office:value-type="string" calcext:value-type="string">
            <text:p>- Đúng 2/4 ý đầu</text:p>
            <text:p>- Chép code hoặc cho chép giống Phạm Hoàng An 2102</text:p>
          </table:table-cell>
          <table:table-cell table:formula="of:=0*0.25" office:value-type="float" office:value="0" calcext:value-type="float">
            <text:p>0</text:p>
          </table:table-cell>
          <table:table-cell table:style-name="ce13" office:value-type="string" calcext:value-type="string">
            <text:p>- Compile error</text:p>
            <text:p>- Chép code hoặc cho chép giống Nguyễn Đình Hải 212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- Hiểu code</text:p>
          </table:table-cell>
          <table:table-cell table:style-name="ce23" table:formula="of:=MIN(10; [.G2]+[.I2]+[.K2]+[.M2])"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Nguyễn</text:p>
          </table:table-cell>
          <table:table-cell office:value-type="string" calcext:value-type="string">
            <text:p>Thanh</text:p>
          </table:table-cell>
          <table:table-cell office:value-type="string" calcext:value-type="string">
            <text:p>Phong</text:p>
          </table:table-cell>
          <table:table-cell office:value-type="float" office:value="20002151" calcext:value-type="float">
            <text:p>2000215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0*1" office:value-type="float" office:value="0" calcext:value-type="float">
            <text:p>0</text:p>
          </table:table-cell>
          <table:table-cell office:value-type="string" calcext:value-type="string">
            <text:p>- Đúng 2/3 ý đầu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- Compile error</text:p>
            <text:p><text:span text:style-name="T2">- Chép</text:span> trên mạng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 Tất cả các đuôi file là cpp</text:p>
            <text:p>- Không có máy tính, code trên điện thoại</text:p>
          </table:table-cell>
          <table:table-cell table:style-name="ce23" table:formula="of:=MIN(10; [.G3]+[.I3]+[.K3]+[.M3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Nguyễn</text:p>
          </table:table-cell>
          <table:table-cell office:value-type="string" calcext:value-type="string">
            <text:p>Thế</text:p>
          </table:table-cell>
          <table:table-cell office:value-type="string" calcext:value-type="string">
            <text:p>Phong</text:p>
          </table:table-cell>
          <table:table-cell office:value-type="float" office:value="20002150" calcext:value-type="float">
            <text:p>200021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0*4" office:value-type="float" office:value="0" calcext:value-type="float">
            <text:p>0</text:p>
          </table:table-cell>
          <table:table-cell table:style-name="ce13" office:value-type="string" calcext:value-type="string">
            <text:p>- Chép code hoặc cho chép giống Bùi Ngọc Thành 2165 <text:span text:style-name="T1">(</text:span>bài 3<text:span text:style-name="T1">)</text:span>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 Không trả lời sự khác biệt malloc vs calloc</text:p>
          </table:table-cell>
          <table:table-cell table:style-name="ce23" table:formula="of:=MIN(10; [.G4]+[.I4]+[.K4]+[.M4]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 office:value-type="string" calcext:value-type="string">
            <text:p>Trần</text:p>
          </table:table-cell>
          <table:table-cell table:style-name="ce11" office:value-type="string" calcext:value-type="string">
            <text:p>Thanh</text:p>
          </table:table-cell>
          <table:table-cell table:style-name="ce11" office:value-type="string" calcext:value-type="string">
            <text:p>Phong</text:p>
          </table:table-cell>
          <table:table-cell table:style-name="ce11" office:value-type="float" office:value="20002152" calcext:value-type="float">
            <text:p>2000215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 Compile error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 Ý 1 thiếu N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- Vắng vấn đáp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rần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Phượng</text:p>
          </table:table-cell>
          <table:table-cell office:value-type="float" office:value="20002154" calcext:value-type="float">
            <text:p>200021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- Chép trên mạng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 Compile error</text:p>
            <text:p>- Segmentation fault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 Không biết phép toán 1 ngôi là gì</text:p>
            <text:p>- Không giải thích được code bài 2</text:p>
            <text:p>- Quiz 7 ok </text:p>
          </table:table-cell>
          <table:table-cell table:style-name="ce23" table:formula="of:=MIN(10; [.G6]+[.I6]+[.K6]+[.M6])" office:value-type="float" office:value="2.25" calcext:value-type="float">
            <text:p>2.25</text:p>
          </table:table-cell>
          <table:table-cell table:number-columns-repeated="1009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Nguyễn</text:p>
          </table:table-cell>
          <table:table-cell office:value-type="string" calcext:value-type="string">
            <text:p>Đình</text:p>
          </table:table-cell>
          <table:table-cell office:value-type="string" calcext:value-type="string">
            <text:p>Quang</text:p>
          </table:table-cell>
          <table:table-cell office:value-type="float" office:value="20002155" calcext:value-type="float">
            <text:p>2000215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- Không khởi tạo giá trị ban đầu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.25" calcext:value-type="float">
            <text:p>1.25</text:p>
          </table:table-cell>
          <table:table-cell table:style-name="ce6" office:value-type="string" calcext:value-type="string">
            <text:p>- Không khởi tạo giá trị ban đầu</text:p>
            <text:p>- Đúng ý 1, 3, 5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 Không trả lời sự khác biệt malloc vs calloc</text:p>
          </table:table-cell>
          <table:table-cell table:style-name="ce23" table:formula="of:=MIN(10; [.G7]+[.I7]+[.K7]+[.M7])" office:value-type="float" office:value="6.25" calcext:value-type="float">
            <text:p>6.25</text:p>
          </table:table-cell>
          <table:table-cell table:number-columns-repeated="1009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Luyện</text:p>
          </table:table-cell>
          <table:table-cell office:value-type="string" calcext:value-type="string">
            <text:p>Thị</text:p>
          </table:table-cell>
          <table:table-cell office:value-type="string" calcext:value-type="string">
            <text:p>Quyên</text:p>
          </table:table-cell>
          <table:table-cell office:value-type="float" office:value="20002158" calcext:value-type="float">
            <text:p>2000215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 Chạy lỗi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- Chép code hoặc cho chép giống Đinh Khả Vy 2183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- Chép code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- Không giải thích được code tất cả</text:p>
            <text:p>- Thừa nhận bài 2, 3 chép</text:p>
          </table:table-cell>
          <table:table-cell table:style-name="ce23" table:formula="of:=MIN(10; [.G8]+[.I8]+[.K8]+[.M8])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Khuất</text:p>
          </table:table-cell>
          <table:table-cell office:value-type="string" calcext:value-type="string">
            <text:p>Đăng</text:p>
          </table:table-cell>
          <table:table-cell office:value-type="string" calcext:value-type="string">
            <text:p>Sơn</text:p>
          </table:table-cell>
          <table:table-cell office:value-type="float" office:value="20002159" calcext:value-type="float">
            <text:p>20002159</text:p>
          </table:table-cell>
          <table:table-cell office:value-type="float" office:value="8" calcext:value-type="float">
            <text:p>8</text:p>
          </table:table-cell>
          <table:table-cell table:formula="of:=0*2" office:value-type="float" office:value="0" calcext:value-type="float">
            <text:p>0</text:p>
          </table:table-cell>
          <table:table-cell table:style-name="ce13" office:value-type="string" calcext:value-type="string">
            <text:p>- Chép code hoặc cho chép giống Nguyễn Trọng Trưởng 2172, Trần Quốc Khang 2138</text:p>
          </table:table-cell>
          <table:table-cell table:formula="of:=0*0.5" office:value-type="float" office:value="0" calcext:value-type="float">
            <text:p>0</text:p>
          </table:table-cell>
          <table:table-cell table:style-name="ce13" office:value-type="string" calcext:value-type="string">
            <text:p>- Đúng 1/5 ý đầu</text:p>
            <text:p><text:span text:style-name="T2">- Chép code hoặc cho chép giống Trần Quốc Khang 2138</text:span></text:p>
          </table:table-cell>
          <table:table-cell table:formula="of:=0*0.5" office:value-type="float" office:value="0" calcext:value-type="float">
            <text:p>0</text:p>
          </table:table-cell>
          <table:table-cell table:style-name="ce13" office:value-type="string" calcext:value-type="string">
            <text:p>- Đúng 1/4 ý đầu</text:p>
            <text:p><text:span text:style-name="T2">- Chép code hoặc cho chép giống Nguyễn Trọng Trưởng 2172, Trần Quốc Khang 2138</text:span>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- Hiểu code</text:p>
            <text:p>- Quiz 9 ok</text:p>
          </table:table-cell>
          <table:table-cell table:style-name="ce23" table:formula="of:=MIN(10; [.G9]+[.I9]+[.K9]+[.M9])" office:value-type="float" office:value="2" calcext:value-type="float">
            <text:p>2</text:p>
          </table:table-cell>
          <table:table-cell table:number-columns-repeated="1009"/>
        </table:table-row>
        <table:table-row table:style-name="ro5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Nguyễn</text:p>
          </table:table-cell>
          <table:table-cell office:value-type="string" calcext:value-type="string">
            <text:p>Trọng</text:p>
          </table:table-cell>
          <table:table-cell office:value-type="string" calcext:value-type="string">
            <text:p>Sơn</text:p>
          </table:table-cell>
          <table:table-cell office:value-type="float" office:value="20002160" calcext:value-type="float">
            <text:p>2000216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 Hiểu sai đề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 Đúng 3/4 ý đầ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 Không làm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 Không trả lời sự khác biệt malloc vs calloc</text:p>
          </table:table-cell>
          <table:table-cell table:style-name="ce23" table:formula="of:=MIN(10; [.G10]+[.I10]+[.K10]+[.M10])" office:value-type="float" office:value="3" calcext:value-type="float">
            <text:p>3</text:p>
          </table:table-cell>
          <table:table-cell table:number-columns-repeated="1009"/>
        </table:table-row>
        <table:table-row table:style-name="ro5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Phạm</text:p>
          </table:table-cell>
          <table:table-cell office:value-type="string" calcext:value-type="string">
            <text:p>Xuân</text:p>
          </table:table-cell>
          <table:table-cell office:value-type="string" calcext:value-type="string">
            <text:p>Tài</text:p>
          </table:table-cell>
          <table:table-cell office:value-type="float" office:value="20002161" calcext:value-type="float">
            <text:p>2000216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 Đúng 2/3 ý đầu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- Hiểu code</text:p>
            <text:p>- Quiz 16 ok</text:p>
          </table:table-cell>
          <table:table-cell table:style-name="ce23" table:formula="of:=MIN(10; [.G11]+[.I11]+[.K11]+[.M11])" office:value-type="float" office:value="10" calcext:value-type="float">
            <text:p>10</text:p>
          </table:table-cell>
          <table:table-cell table:number-columns-repeated="1009"/>
        </table:table-row>
        <table:table-row table:style-name="ro5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Lê</text:p>
          </table:table-cell>
          <table:table-cell office:value-type="string" calcext:value-type="string">
            <text:p>Hồng</text:p>
          </table:table-cell>
          <table:table-cell office:value-type="string" calcext:value-type="string">
            <text:p>Thạch</text:p>
          </table:table-cell>
          <table:table-cell office:value-type="float" office:value="20002162" calcext:value-type="float">
            <text:p>2000216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 Đúng 4/5 ý đầu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 Đúng 3/4 ý đầu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- Hiểu code</text:p>
            <text:p>- Quiz 12 ok</text:p>
          </table:table-cell>
          <table:table-cell table:style-name="ce23" table:formula="of:=MIN(10; [.G12]+[.I12]+[.K12]+[.M12])" office:value-type="float" office:value="9.5" calcext:value-type="float">
            <text:p>9.5</text:p>
          </table:table-cell>
          <table:table-cell table:number-columns-repeated="1009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1" office:value-type="string" calcext:value-type="string">
            <text:p>Nguyễn</text:p>
          </table:table-cell>
          <table:table-cell table:style-name="ce11" office:value-type="string" calcext:value-type="string">
            <text:p>Đức</text:p>
          </table:table-cell>
          <table:table-cell table:style-name="ce11" office:value-type="string" calcext:value-type="string">
            <text:p>Thái</text:p>
          </table:table-cell>
          <table:table-cell table:style-name="ce11" office:value-type="float" office:value="20002163" calcext:value-type="float">
            <text:p>2000216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- Vắng thi</text:p>
          </table:table-cell>
          <table:table-cell table:style-name="ce24" table:formula="of:=MIN(10; [.G13]+[.I13]+[.K13]+[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Bùi</text:p>
          </table:table-cell>
          <table:table-cell office:value-type="string" calcext:value-type="string">
            <text:p>Ngọc</text:p>
          </table:table-cell>
          <table:table-cell office:value-type="string" calcext:value-type="string">
            <text:p>Thành</text:p>
          </table:table-cell>
          <table:table-cell office:value-type="float" office:value="20002165" calcext:value-type="float">
            <text:p>2000216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- Chép code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- Chép code hoặc cho chép giống Nguyễn Thế Phong 2150 <text:span text:style-name="T1">(</text:span>bài 2<text:span text:style-name="T1">)</text:span>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<text:span text:style-name="T2">- Không trả lời sự khác biệt malloc vs calloc</text:span></text:p>
            <text:p><text:span text:style-name="T2">- Thừa nhận bài 2, 3 chép</text:span></text:p>
          </table:table-cell>
          <table:table-cell table:style-name="ce23" table:formula="of:=MIN(10; [.G14]+[.I14]+[.K14]+[.M14])" office:value-type="float" office:value="2" calcext:value-type="float">
            <text:p>2</text:p>
          </table:table-cell>
          <table:table-cell table:number-columns-repeated="1009"/>
        </table:table-row>
        <table:table-row table:style-name="ro5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Dương</text:p>
          </table:table-cell>
          <table:table-cell office:value-type="string" calcext:value-type="string">
            <text:p>Đức</text:p>
          </table:table-cell>
          <table:table-cell office:value-type="string" calcext:value-type="string">
            <text:p>Thịnh</text:p>
          </table:table-cell>
          <table:table-cell office:value-type="float" office:value="20002166" calcext:value-type="float">
            <text:p>2000216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- Đúng ý 1, 3, 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- Hiểu code</text:p>
            <text:p>- Quiz 17 ok</text:p>
          </table:table-cell>
          <table:table-cell table:style-name="ce23" table:formula="of:=MIN(10; [.G15]+[.I15]+[.K15]+[.M15])" office:value-type="float" office:value="10" calcext:value-type="float">
            <text:p>10</text:p>
          </table:table-cell>
          <table:table-cell table:number-columns-repeated="1009"/>
        </table:table-row>
        <table:table-row table:style-name="ro5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Nguyễn</text:p>
          </table:table-cell>
          <table:table-cell office:value-type="string" calcext:value-type="string">
            <text:p>Thị</text:p>
          </table:table-cell>
          <table:table-cell office:value-type="string" calcext:value-type="string">
            <text:p>Tiến Trang</text:p>
          </table:table-cell>
          <table:table-cell office:value-type="float" office:value="20000691" calcext:value-type="float">
            <text:p>20000691</text:p>
          </table:table-cell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 Ý 2 thiếu %.3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 Đúng 3/4 ý đầ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 Đúng 2 ý đầu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- Hiểu code</text:p>
            <text:p>- Quiz 8 ok</text:p>
          </table:table-cell>
          <table:table-cell table:style-name="ce23" table:formula="of:=MIN(10; [.G16]+[.I16]+[.K16]+[.M16])" office:value-type="float" office:value="8.5" calcext:value-type="float">
            <text:p>8.5</text:p>
          </table:table-cell>
          <table:table-cell table:number-columns-repeated="100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Lưu</text:p>
          </table:table-cell>
          <table:table-cell office:value-type="string" calcext:value-type="string">
            <text:p>Thế</text:p>
          </table:table-cell>
          <table:table-cell office:value-type="string" calcext:value-type="string">
            <text:p>Trung</text:p>
          </table:table-cell>
          <table:table-cell office:value-type="float" office:value="20002170" calcext:value-type="float">
            <text:p>2000217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- Ý 4 không đúng tên file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 Bài 1 không hiểu phép toán 1 ngôi</text:p>
            <text:p>- Bài 2 không hiểu rõ function</text:p>
            <text:p><text:span text:style-name="T2">- Không trả lời sự khác biệt malloc vs calloc</text:span></text:p>
          </table:table-cell>
          <table:table-cell table:style-name="ce23" table:formula="of:=MIN(10; [.G17]+[.I17]+[.K17]+[.M17])" office:value-type="float" office:value="9.5" calcext:value-type="float">
            <text:p>9.5</text:p>
          </table:table-cell>
          <table:table-cell table:number-columns-repeated="1009"/>
        </table:table-row>
        <table:table-row table:style-name="ro5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Nguyễn</text:p>
          </table:table-cell>
          <table:table-cell office:value-type="string" calcext:value-type="string">
            <text:p>Mạnh</text:p>
          </table:table-cell>
          <table:table-cell office:value-type="string" calcext:value-type="string">
            <text:p>Trung</text:p>
          </table:table-cell>
          <table:table-cell office:value-type="float" office:value="20002171" calcext:value-type="float">
            <text:p>2000217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string" calcext:value-type="string">
            <text:p>- Đúng ý 1, 3, 5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- Không sửa được void -&gt; return int</text:p>
            <text:p>- Quiz 10 ok</text:p>
          </table:table-cell>
          <table:table-cell table:style-name="ce23" table:formula="of:=MIN(10; [.G18]+[.I18]+[.K18]+[.M18])" office:value-type="float" office:value="9.25" calcext:value-type="float">
            <text:p>9.25</text:p>
          </table:table-cell>
          <table:table-cell table:number-columns-repeated="1009"/>
        </table:table-row>
        <table:table-row table:style-name="ro6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Nguyễn</text:p>
          </table:table-cell>
          <table:table-cell office:value-type="string" calcext:value-type="string">
            <text:p>Trọng</text:p>
          </table:table-cell>
          <table:table-cell office:value-type="string" calcext:value-type="string">
            <text:p>Trưởng</text:p>
          </table:table-cell>
          <table:table-cell office:value-type="float" office:value="20002172" calcext:value-type="float">
            <text:p>20002172</text:p>
          </table:table-cell>
          <table:table-cell office:value-type="float" office:value="19" calcext:value-type="float">
            <text:p>19</text:p>
          </table:table-cell>
          <table:table-cell table:formula="of:=2*0" office:value-type="float" office:value="0" calcext:value-type="float">
            <text:p>0</text:p>
          </table:table-cell>
          <table:table-cell table:style-name="ce13" office:value-type="string" calcext:value-type="string">
            <text:p>- Chép code hoặc cho chép giống Khuất Đăng Sơn 2159, Trần Quốc Khang 213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 Đúng 1/5 ý đầu</text:p>
          </table:table-cell>
          <table:table-cell table:formula="of:=0*0.5" office:value-type="float" office:value="0" calcext:value-type="float">
            <text:p>0</text:p>
          </table:table-cell>
          <table:table-cell table:style-name="ce13" office:value-type="string" calcext:value-type="string">
            <text:p><text:span text:style-name="T2">- Đúng 1/4 ý đầu</text:span></text:p>
            <text:p><text:span text:style-name="T2">- Chép code hoặc cho chép giống Khuất Đăng Sơn 2159, Trần Quốc Khang 2138</text:span>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 Không phân biệt được do-while vs while</text:p>
            <text:p>- Không biết chuẩn hóa là gì</text:p>
          </table:table-cell>
          <table:table-cell table:style-name="ce23" table:formula="of:=MIN(10; [.G19]+[.I19]+[.K19]+[.M19])" office:value-type="float" office:value="0.5" calcext:value-type="float">
            <text:p>0.5</text:p>
          </table:table-cell>
          <table:table-cell table:number-columns-repeated="1009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Phạm</text:p>
          </table:table-cell>
          <table:table-cell office:value-type="string" calcext:value-type="string">
            <text:p>Đình Tú</text:p>
          </table:table-cell>
          <table:table-cell office:value-type="float" office:value="20002173" calcext:value-type="float">
            <text:p>2000217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table:formula="of:=4*0" office:value-type="float" office:value="0" calcext:value-type="float">
            <text:p>0</text:p>
          </table:table-cell>
          <table:table-cell table:style-name="ce13" office:value-type="string" calcext:value-type="string">
            <text:p>- Chép code hoặc cho chép giống Hoàng Hữu Hiếu 21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- Hiểu code </text:p>
            <text:p>- Quiz 13 ok</text:p>
          </table:table-cell>
          <table:table-cell table:style-name="ce23" table:formula="of:=MIN(10; [.G20]+[.I20]+[.K20]+[.M20])" office:value-type="float" office:value="8" calcext:value-type="float">
            <text:p>8</text:p>
          </table:table-cell>
          <table:table-cell table:number-columns-repeated="1009"/>
        </table:table-row>
        <table:table-row table:style-name="ro5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Đỗ</text:p>
          </table:table-cell>
          <table:table-cell office:value-type="string" calcext:value-type="string">
            <text:p>Minh</text:p>
          </table:table-cell>
          <table:table-cell office:value-type="string" calcext:value-type="string">
            <text:p>Tuấn</text:p>
          </table:table-cell>
          <table:table-cell office:value-type="float" office:value="20002175" calcext:value-type="float">
            <text:p>2000217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 Đúng 2/3 ý đầ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 Đúng 2/3 ý đầu 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- Hiểu code</text:p>
            <text:p>- Quiz 6 ok</text:p>
          </table:table-cell>
          <table:table-cell table:style-name="ce23" table:formula="of:=MIN(10; [.G21]+[.I21]+[.K21]+[.M21])" office:value-type="float" office:value="7" calcext:value-type="float">
            <text:p>7</text:p>
          </table:table-cell>
          <table:table-cell table:number-columns-repeated="1009"/>
        </table:table-row>
        <table:table-row table:style-name="ro4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Nguyễn</text:p>
          </table:table-cell>
          <table:table-cell office:value-type="string" calcext:value-type="string">
            <text:p>Anh</text:p>
          </table:table-cell>
          <table:table-cell office:value-type="string" calcext:value-type="string">
            <text:p>Tuấn</text:p>
          </table:table-cell>
          <table:table-cell office:value-type="float" office:value="20002176" calcext:value-type="float">
            <text:p>200021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- Chép code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- Chép code trên mạng cùng nguồn với Nguyễn Triệu Vương 2182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- Chép code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- Thừa nhận chép code cả 3 bài</text:p>
          </table:table-cell>
          <table:table-cell table:style-name="ce23" table:formula="of:=MIN(10; [.G22]+[.I22]+[.K22]+[.M22])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Nguyễn</text:p>
          </table:table-cell>
          <table:table-cell office:value-type="string" calcext:value-type="string">
            <text:p>Nhật</text:p>
          </table:table-cell>
          <table:table-cell office:value-type="string" calcext:value-type="string">
            <text:p>Tùng</text:p>
          </table:table-cell>
          <table:table-cell office:value-type="float" office:value="20002177" calcext:value-type="float">
            <text:p>2000217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 Đúng 2/3 ý đầu </text:p>
          </table:table-cell>
          <table:table-cell table:formula="of:=3*0" office:value-type="float" office:value="0" calcext:value-type="float">
            <text:p>0</text:p>
          </table:table-cell>
          <table:table-cell table:style-name="ce13" office:value-type="string" calcext:value-type="string">
            <text:p>- Đúng 3/4 ý đầu</text:p>
            <text:p>- Chép code hoặc cho chép giống Phùng Phúc Hậu 2123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 Không giải thích thuật toán sort nhưng vẫn làm được bài 3</text:p>
          </table:table-cell>
          <table:table-cell table:style-name="ce23" table:formula="of:=MIN(10; [.G23]+[.I23]+[.K23]+[.M23]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Lê</text:p>
          </table:table-cell>
          <table:table-cell office:value-type="string" calcext:value-type="string">
            <text:p>Sỹ</text:p>
          </table:table-cell>
          <table:table-cell office:value-type="string" calcext:value-type="string">
            <text:p>Văn</text:p>
          </table:table-cell>
          <table:table-cell office:value-type="float" office:value="20002178" calcext:value-type="float">
            <text:p>2000217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- Hiểu code</text:p>
          </table:table-cell>
          <table:table-cell table:style-name="ce23" table:formula="of:=MIN(10; [.G24]+[.I24]+[.K24]+[.M24]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11" office:value-type="string" calcext:value-type="string">
            <text:p>Trần</text:p>
          </table:table-cell>
          <table:table-cell table:style-name="ce11" office:value-type="string" calcext:value-type="string">
            <text:p>Thị</text:p>
          </table:table-cell>
          <table:table-cell table:style-name="ce11" office:value-type="string" calcext:value-type="string">
            <text:p>Yến Vi</text:p>
          </table:table-cell>
          <table:table-cell table:style-name="ce11" office:value-type="float" office:value="20002179" calcext:value-type="float">
            <text:p>20002179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- Vắng thi</text:p>
          </table:table-cell>
          <table:table-cell table:style-name="ce24" table:formula="of:=MIN(10; [.G25]+[.I25]+[.K25]+[.M25])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Đàm</text:p>
          </table:table-cell>
          <table:table-cell office:value-type="string" calcext:value-type="string">
            <text:p>Văn</text:p>
          </table:table-cell>
          <table:table-cell office:value-type="string" calcext:value-type="string">
            <text:p>Vũ</text:p>
          </table:table-cell>
          <table:table-cell office:value-type="float" office:value="20002180" calcext:value-type="float">
            <text:p>20002180</text:p>
          </table:table-cell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 Đúng 1/2 ý đầ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 Đúng 2/3 ý đầu 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- Chép code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- Không hiểu %0.2f là gì</text:p>
            <text:p>- Thừa nhận có chép trên mạng nhưng không nói rõ bài nào</text:p>
          </table:table-cell>
          <table:table-cell table:style-name="ce23" table:formula="of:=MIN(10; [.G26]+[.I26]+[.K26]+[.M26])" office:value-type="float" office:value="1.5" calcext:value-type="float">
            <text:p>1.5</text:p>
          </table:table-cell>
          <table:table-cell table:number-columns-repeated="1009"/>
        </table:table-row>
        <table:table-row table:style-name="ro7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Nguyễn</text:p>
          </table:table-cell>
          <table:table-cell office:value-type="string" calcext:value-type="string">
            <text:p>Triệu</text:p>
          </table:table-cell>
          <table:table-cell office:value-type="string" calcext:value-type="string">
            <text:p>Vương</text:p>
          </table:table-cell>
          <table:table-cell office:value-type="float" office:value="20002182" calcext:value-type="float">
            <text:p>2000218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- Chép code trên mạng cùng nguồn với Nguyễn Anh Tuấn 217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 Đúng 1/4 ý đầu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- Không hiểu cách tính tích 2 ma trận</text:p>
            <text:p>- Không hiểu chuẩn hóa là gì</text:p>
            <text:p>- Bài 3 đuôi là .cpp thay vì .c</text:p>
            <text:p>- Chép code y hệt  trên mạng nhưng không nhận</text:p>
          </table:table-cell>
          <table:table-cell table:style-name="ce23" table:formula="of:=MIN(10; [.G27]+[.I27]+[.K27]+[.M27])" office:value-type="float" office:value="2.5" calcext:value-type="float">
            <text:p>2.5</text:p>
          </table:table-cell>
          <table:table-cell table:number-columns-repeated="100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Đinh</text:p>
          </table:table-cell>
          <table:table-cell office:value-type="string" calcext:value-type="string">
            <text:p>Khả</text:p>
          </table:table-cell>
          <table:table-cell office:value-type="string" calcext:value-type="string">
            <text:p>Vy</text:p>
          </table:table-cell>
          <table:table-cell office:value-type="float" office:value="20002183" calcext:value-type="float">
            <text:p>2000218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- Lỗi nhập input</text:p>
            <text:p>- Chép code hoặc cho chép giống Luyện Thị Quyên 2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 Nộp nhầm code</text:p>
          </table:table-cell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<text:span text:style-name="T2">- Không phân biệt được do-while vs while</text:span></text:p>
            <text:p><text:span text:style-name="T2">- Không biết chuẩn hóa là gì</text:span></text:p>
            <text:p><text:span text:style-name="T2">- Chép code nhưng không nhận</text:span></text:p>
          </table:table-cell>
          <table:table-cell table:style-name="ce23" table:formula="of:=MIN(10; [.G28]+[.I28]+[.K28]+[.M28])" office:value-type="float" office:value="2" calcext:value-type="float">
            <text:p>2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6"/>
          <table:table-cell table:style-name="ce18" office:value-type="string" calcext:value-type="string">
            <text:p>friend</text:p>
          </table:table-cell>
          <table:table-cell table:style-name="ce18"/>
          <table:table-cell table:style-name="ce12" office:value-type="string" calcext:value-type="string">
            <text:p>web</text:p>
          </table:table-cell>
          <table:table-cell table:style-name="ce6"/>
          <table:table-cell table:style-name="ce18" table:number-columns-repeated="2"/>
          <table:table-cell table:style-name="ce12"/>
          <table:table-cell table:style-name="ce6" table:number-columns-repeated="2"/>
          <table:table-cell table:number-columns-repeated="1014"/>
        </table:table-row>
        <table:table-row table:style-name="ro8">
          <table:table-cell table:style-name="ce10" office:value-type="string" calcext:value-type="string">
            <text:p>2-chuanhoa</text:p>
          </table:table-cell>
          <table:table-cell table:style-name="ce18" office:value-type="string" calcext:value-type="string">
            <text:p>h h phong 2149</text:p>
          </table:table-cell>
          <table:table-cell table:style-name="ce18" office:value-type="string" calcext:value-type="string">
            <text:p>p h an 2102</text:p>
          </table:table-cell>
          <table:table-cell table:style-name="ce12" office:value-type="string" calcext:value-type="string">
            <text:p>n d hai 2122</text:p>
          </table:table-cell>
          <table:table-cell table:style-name="ce10"/>
          <table:table-cell table:style-name="ce18" table:number-columns-repeated="2"/>
          <table:table-cell table:style-name="ce12"/>
          <table:table-cell table:style-name="ce6" table:number-columns-repeated="2"/>
          <table:table-cell table:number-columns-repeated="1014"/>
        </table:table-row>
        <table:table-row table:style-name="ro8">
          <table:table-cell table:style-name="ce10" office:value-type="string" calcext:value-type="string">
            <text:p>2-minmax matrix</text:p>
          </table:table-cell>
          <table:table-cell table:style-name="ce18" office:value-type="string" calcext:value-type="string">
            <text:p>b n thanh 2165</text:p>
          </table:table-cell>
          <table:table-cell table:style-name="ce18" office:value-type="string" calcext:value-type="string">
            <text:p>n d t kien 2141</text:p>
          </table:table-cell>
          <table:table-cell table:style-name="ce12" office:value-type="string" calcext:value-type="string">
            <text:p>n h giang 2118</text:p>
          </table:table-cell>
          <table:table-cell table:style-name="ce10"/>
          <table:table-cell table:style-name="ce18" table:number-columns-repeated="2"/>
          <table:table-cell table:style-name="ce12"/>
          <table:table-cell table:style-name="ce6" table:number-columns-repeated="2"/>
          <table:table-cell table:number-columns-repeated="1014"/>
        </table:table-row>
        <table:table-row table:style-name="ro8">
          <table:table-cell table:style-name="ce10" office:value-type="string" calcext:value-type="string">
            <text:p>2-dynamic daonguoc</text:p>
          </table:table-cell>
          <table:table-cell table:style-name="ce18" office:value-type="string" calcext:value-type="string">
            <text:p>b n thanh 2165</text:p>
          </table:table-cell>
          <table:table-cell table:style-name="ce18" office:value-type="string" calcext:value-type="string">
            <text:p>n t phong 2150</text:p>
          </table:table-cell>
          <table:table-cell table:style-name="ce6"/>
          <table:table-cell table:style-name="ce10"/>
          <table:table-cell table:style-name="ce18" table:number-columns-repeated="2"/>
          <table:table-cell table:style-name="ce6" table:number-columns-repeated="3"/>
          <table:table-cell table:number-columns-repeated="1014"/>
        </table:table-row>
        <table:table-row table:style-name="ro8">
          <table:table-cell table:style-name="ce10" office:value-type="string" calcext:value-type="string">
            <text:p>3-football</text:p>
          </table:table-cell>
          <table:table-cell table:style-name="ce18" office:value-type="string" calcext:value-type="string">
            <text:p>n v hung 2130</text:p>
          </table:table-cell>
          <table:table-cell table:style-name="ce18" office:value-type="string" calcext:value-type="string">
            <text:p>d a duong 2112</text:p>
          </table:table-cell>
          <table:table-cell table:style-name="ce6"/>
          <table:table-cell table:style-name="ce10"/>
          <table:table-cell table:style-name="ce18" table:number-columns-repeated="2"/>
          <table:table-cell table:style-name="ce6" table:number-columns-repeated="3"/>
          <table:table-cell table:number-columns-repeated="1014"/>
        </table:table-row>
        <table:table-row table:style-name="ro1" table:number-rows-repeated="13">
          <table:table-cell table:style-name="ce10"/>
          <table:table-cell table:style-name="ce6" table:number-columns-repeated="9"/>
          <table:table-cell table:number-columns-repeated="1014"/>
        </table:table-row>
        <table:table-row table:style-name="ro1" table:number-rows-repeated="4">
          <table:table-cell table:style-name="ce6" table:number-columns-repeated="10"/>
          <table:table-cell table:number-columns-repeated="101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12:48:13.049845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4T03:18:34.271825937</meta:creation-date>
    <dc:date>2021-08-26T20:42:40.402249040</dc:date>
    <meta:editing-duration>PT4H12M36S</meta:editing-duration>
    <meta:editing-cycles>7</meta:editing-cycles>
    <meta:generator>LibreOffice/7.0.4.2$Linux_X86_64 LibreOffice_project/dcf040e67528d9187c66b2379df5ea4407429775</meta:generator>
    <meta:document-statistic meta:table-count="1" meta:cell-count="402" meta:object-count="0"/>
  </office:meta>
</office:document-meta>
</file>